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yProjectWizard.ModifyProjectWizard( String new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yProjectWizard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yProjectWizard.init( IWorkbench workbench , IStructured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ifyProjectWizard.updateConfig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odifyProjectWizard.perform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